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.66">
            <text:p>2,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4">
            <text:p>2,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83">
            <text:p>1,8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42">
            <text:p>1,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15">
            <text:p>1,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">
            <text:p>0,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4">
            <text:p>0,7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9">
            <text:p>0,5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46">
            <text:p>0,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39">
            <text:p>0,3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9">
            <text:p>0,1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6">
            <text:p>0,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9">
            <text:p>0,0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9">
            <text:p>0,09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16.01.2012</text:date>, <text:time>15:35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 Wille</meta:initial-creator>
    <meta:creation-date>2012-01-16T15:26:33</meta:creation-date>
    <meta:generator>OpenOffice.org/3.2$Unix OpenOffice.org_project/320m19$Build-9505</meta:generator>
    <dc:date>2012-01-16T15:35:33</dc:date>
    <dc:creator>Carolin Wille</dc:creator>
    <meta:editing-duration>PT00H09M00S</meta:editing-duration>
    <meta:editing-cycles>1</meta:editing-cycles>
    <meta:document-statistic meta:table-count="3" meta:cell-count="42" meta:object-count="0"/>
  </office:meta>
</office:document-meta>
</file>